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</office:styles>
  <office:automatic-styles/>
  <office:master-styles>
    <style:master-page style:name="Standard">
      <style:header>
        <text:p text:style-name="Header">Dygf dfaj fldjkfldjkldjsafklödasjk fdjsa fdjkalöfdjkasl fjdla öfjdka fjdlöasfjdklasfjdlösajfdkl afjdklasjfldafdsafdsa</text:p>
      </style:header>
      <style:footer>
        <text:p text:style-name="Footer">Footer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